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96cm" style:rel-column-width="1678*"/>
    </style:style>
    <style:style style:name="Tabel1.B" style:family="table-column">
      <style:table-column-properties style:column-width="10.557cm" style:rel-column-width="5985*"/>
    </style:style>
    <style:style style:name="Tabel1.C" style:family="table-column">
      <style:table-column-properties style:column-width="1.651cm" style:rel-column-width="936*"/>
    </style:style>
    <style:style style:name="Tabel1.D" style:family="table-column">
      <style:table-column-properties style:column-width="1.833cm" style:rel-column-width="103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1.3" style:family="table-row">
      <style:table-row-properties style:min-row-height="1.824cm"/>
    </style:style>
    <style:style style:name="Tabel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A4" style:family="table-cell">
      <style:table-cell-properties fo:padding="0.097cm" fo:border-left="0.002cm solid #000000" fo:border-right="none" fo:border-top="none" fo:border-bottom="0.002cm solid #000000"/>
    </style:style>
    <style:style style:name="Tabel1.6" style:family="table-row">
      <style:table-row-properties style:min-row-height="2.013cm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2.96cm" style:rel-column-width="1678*"/>
    </style:style>
    <style:style style:name="Tabel2.B" style:family="table-column">
      <style:table-column-properties style:column-width="10.557cm" style:rel-column-width="5985*"/>
    </style:style>
    <style:style style:name="Tabel2.C" style:family="table-column">
      <style:table-column-properties style:column-width="1.651cm" style:rel-column-width="936*"/>
    </style:style>
    <style:style style:name="Tabel2.D" style:family="table-column">
      <style:table-column-properties style:column-width="1.833cm" style:rel-column-width="1039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2.3" style:family="table-row">
      <style:table-row-properties style:min-row-height="1.824cm"/>
    </style:style>
    <style:style style:name="Tabel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.A4" style:family="table-cell">
      <style:table-cell-properties fo:padding="0.097cm" fo:border-left="0.002cm solid #000000" fo:border-right="none" fo:border-top="none" fo:border-bottom="0.002cm solid #000000"/>
    </style:style>
    <style:style style:name="Tabel2.6" style:family="table-row">
      <style:table-row-properties style:min-row-height="1.281cm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2.96cm" style:rel-column-width="1678*"/>
    </style:style>
    <style:style style:name="Tabel3.B" style:family="table-column">
      <style:table-column-properties style:column-width="10.557cm" style:rel-column-width="5985*"/>
    </style:style>
    <style:style style:name="Tabel3.C" style:family="table-column">
      <style:table-column-properties style:column-width="1.651cm" style:rel-column-width="936*"/>
    </style:style>
    <style:style style:name="Tabel3.D" style:family="table-column">
      <style:table-column-properties style:column-width="1.833cm" style:rel-column-width="1039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3.3" style:family="table-row">
      <style:table-row-properties style:min-row-height="1.824cm"/>
    </style:style>
    <style:style style:name="Tabel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.A4" style:family="table-cell">
      <style:table-cell-properties fo:padding="0.097cm" fo:border-left="0.002cm solid #000000" fo:border-right="none" fo:border-top="none" fo:border-bottom="0.002cm solid #000000"/>
    </style:style>
    <style:style style:name="Tabel3.6" style:family="table-row">
      <style:table-row-properties style:min-row-height="1.281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jlage C: tussentijdse tests</text:p>
      <text:p text:style-name="Subtitle">Het testen tijdens de implementatie</text:p>
      <text:h text:style-name="Heading_20_1" text:outline-level="1">Toelichting</text:h>
      <text:p text:style-name="Text_20_body">Tijdens het implementeren van het ontwerp is er getest of bepaalde afspraken en implementaties wel bruikbaar waren en voldeden aan de verwachting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table:number-columns-spanned="2" office:value-type="string">
            <text:p text:style-name="P2">MVC</text:p>
          </table:table-cell>
          <table:covered-table-cell/>
          <table:table-cell table:style-name="Tabel1.A1" office:value-type="string">
            <text:p text:style-name="P1">CODE:</text:p>
          </table:table-cell>
          <table:table-cell table:style-name="Tabel1.D1" office:value-type="string">
            <text:p text:style-name="Table_20_Contents">TT01</text:p>
          </table:table-cell>
        </table:table-row>
        <table:table-row>
          <table:table-cell table:style-name="Tabel1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1.3">
          <table:table-cell table:style-name="Tabel1.A3" table:number-columns-spanned="4" office:value-type="string">
            <text:p text:style-name="Table_20_Contents">Is het gebruik van het MVC design-patern bruikbaar naar verwachting?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P1">Beoordeling:</text:p>
          </table:table-cell>
          <table:table-cell table:style-name="Tabel1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1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1.6">
          <table:table-cell table:style-name="Tabel1.A3" table:number-columns-spanned="4" office:value-type="string">
            <text:p text:style-name="Table_20_Contents">Het MVC design patern-patern is bruikbaar. Echter zijn er wel enkele aanpassingen gemaakt aan de vooraf bedachte implementatie. Deze aanpassingen is:</text:p>
            <text:list xml:id="list1167046003220040206" text:style-name="L1">
              <text:list-item>
                <text:p text:style-name="P3">Extra type view (InteractiveView)<text:line-break/>Dit is gedaan om de controllers te scheiden van SWING elementen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Text_20_body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table:number-columns-spanned="2" office:value-type="string">
            <text:p text:style-name="P2">JAVA ↔ SERVER</text:p>
          </table:table-cell>
          <table:covered-table-cell/>
          <table:table-cell table:style-name="Tabel2.A1" office:value-type="string">
            <text:p text:style-name="P1">CODE:</text:p>
          </table:table-cell>
          <table:table-cell table:style-name="Tabel2.D1" office:value-type="string">
            <text:p text:style-name="Table_20_Contents">TT02</text:p>
          </table:table-cell>
        </table:table-row>
        <table:table-row>
          <table:table-cell table:style-name="Tabel2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2.3">
          <table:table-cell table:style-name="Tabel2.A3" table:number-columns-spanned="4" office:value-type="string">
            <text:p text:style-name="Table_20_Contents">Is het mogelijk om te verbinden met de server vanuit JAVA?</text:p>
          </table:table-cell>
          <table:covered-table-cell/>
          <table:covered-table-cell/>
          <table:covered-table-cell/>
        </table:table-row>
        <table:table-row>
          <table:table-cell table:style-name="Tabel2.A4" office:value-type="string">
            <text:p text:style-name="P1">Beoordeling:</text:p>
          </table:table-cell>
          <table:table-cell table:style-name="Tabel2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2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2.6">
          <table:table-cell table:style-name="Tabel2.A3" table:number-columns-spanned="4" office:value-type="string">
            <text:p text:style-name="Table_20_Contents">Het is mogelijk om zonder extra libraries een verbinding op te zetten tussen de client en de server. Daarbij kunnen er ook opdrachten verzonden en ontvangen worden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table:number-columns-spanned="2" office:value-type="string">
            <text:p text:style-name="P2">GUI</text:p>
          </table:table-cell>
          <table:covered-table-cell/>
          <table:table-cell table:style-name="Tabel3.A1" office:value-type="string">
            <text:p text:style-name="P1">CODE:</text:p>
          </table:table-cell>
          <table:table-cell table:style-name="Tabel3.D1" office:value-type="string">
            <text:p text:style-name="Table_20_Contents">TT03</text:p>
          </table:table-cell>
        </table:table-row>
        <table:table-row>
          <table:table-cell table:style-name="Tabel3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3.3">
          <table:table-cell table:style-name="Tabel3.A3" table:number-columns-spanned="4" office:value-type="string">
            <text:p text:style-name="Table_20_Contents">Is de GUI intuïtief genoeg om voor de gebruiker om de acties naar de server toe te kunnen uitvoeren.</text:p>
          </table:table-cell>
          <table:covered-table-cell/>
          <table:covered-table-cell/>
          <table:covered-table-cell/>
        </table:table-row>
        <table:table-row>
          <table:table-cell table:style-name="Tabel3.A4" office:value-type="string">
            <text:p text:style-name="P1">Beoordeling:</text:p>
          </table:table-cell>
          <table:table-cell table:style-name="Tabel3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3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3.6">
          <table:table-cell table:style-name="Tabel3.A3" table:number-columns-spanned="4" office:value-type="string">
            <text:p text:style-name="Table_20_Contents">Het inloggen en spelen van het spel is zeer goed te doen. Het uitdagen van een speler kan nog wat lastig zijn om direct te zien.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Veenstra</meta:initial-creator>
    <meta:creation-date>2014-04-15T14:41:19.02</meta:creation-date>
    <dc:date>2014-04-15T15:44:17.32</dc:date>
    <dc:creator>Stephan Veenstra</dc:creator>
    <meta:editing-duration>PT1H2M51S</meta:editing-duration>
    <meta:editing-cycles>12</meta:editing-cycles>
    <meta:generator>OpenOffice/4.0.0$Win32 OpenOffice.org_project/400m3$Build-9702</meta:generator>
    <meta:document-statistic meta:table-count="3" meta:image-count="0" meta:object-count="0" meta:page-count="2" meta:paragraph-count="32" meta:word-count="185" meta:character-count="1163"/>
  </office:meta>
</office:document-meta>
</file>